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6-07_07-42-58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6-07_02-37-02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6-07_12-32-50_000.jpg</text:p>
          </table:table-cell>
          <table:table-cell table:style-name="ce26" office:value-type="string">
            <text:p>:m #*# RES / JVEMV6 64#294_shinchoo / 『改訂　信長公記』 著者=~,校注=桑田忠親 / p.21 / w=~,topic=~,publishe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#*# RES / JVEMV6 64#294_shinchoo / 『改訂　信長公記』 著者=~,校注=桑田忠親 / p.21 / w=~,topic=~,publisher=~,other=~">
            <text:p>:m #*# RES / JVEMV6 64#294_shinchoo / 『改訂　信長公記』 著者=~,校注=桑田忠親 / p.21 / w=~,topic=~,publisher=~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3-06-07_17-25-29_000.jpg</text:p>
          </table:table-cell>
          <table:table-cell table:style-name="ce26" office:value-type="string">
            <text:p>:m 1*1 RES / JVEMV6 64#238_maeno / 『微粒子から探る物性七変化』 著者=前野昌弘,校注=~ / p.223 / w=,topic=,publisher=~,other=memo+:赤血球；memo+:レシチン：製法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1*1 RES / JVEMV6 64#238_maeno / 『微粒子から探る物性七変化』 著者=前野昌弘,校注=~ / p.223 / w=,topic=,publisher=~,other=memo+:赤血球；memo+:レシチン：製法">
            <text:p>:m 1*1 RES / JVEMV6 64#238_maeno / 『微粒子から探る物性七変化』 著者=前野昌弘,校注=~ / p.223 / w=,topic=,publisher=~,other=memo+:赤血球；memo+:レシチン：製法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0" office:value-type="string">
            <text:p>2023-06-07_11-32-06_000.jpg</text:p>
          </table:table-cell>
          <table:table-cell table:style-name="ce26" office:value-type="string">
            <text:p>:m 1*2 RES / JVEMV6 64#238_maeno / 『微粒子から探る物性七変化』 著者=前野昌弘,校注=~ / p.219 / w=,topic=,publisher=~,other=memo+:細胞膜；memo+:ステロール；memo+:グリセロリン酸；グリセロリン脂質；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6-07_11-32-53_000.jpg</text:p>
          </table:table-cell>
          <table:table-cell table:style-name="ce26" office:value-type="string">
            <text:p>:m 2*2 RES / JVEMV6 64#238_maeno / 『微粒子から探る物性七変化』 著者=前野昌弘,校注=~ / p.219 / w=,topic=,publisher=~,other=memo+:細胞膜；memo+:ホスファチジルエタノールアミン；memo+:エタノールアミン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2*2 RES / JVEMV6 64#238_maeno / 『微粒子から探る物性七変化』 著者=前野昌弘,校注=~ / p.219 / w=,topic=,publisher=~,other=memo+:細胞膜；memo+:ホスファチジルエタノールアミン；memo+:エタノールアミン">
            <text:p>:m 2*2 RES / JVEMV6 64#238_maeno / 『微粒子から探る物性七変化』 著者=前野昌弘,校注=~ / p.219 / w=,topic=,publisher=~,other=memo+:細胞膜；memo+:ホスファチジルエタノールアミン；memo+:エタノールアミン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6-07_02-30-55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6-06_21-14-12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 office:value-type="string">
            <text:p>2023-06-06_21-14-1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0" office:value-type="string">
            <text:p>2023-06-07_13-28-1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7" office:value-type="string">
            <text:p>2023-06-07_07-48-07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4];CONCATENATE([.C14];&quot; / &quot;;[.E12]))" office:value-type="string" office:string-value=":VIDEO / @自室 / 記録 / jap.flute / 演奏、play / R=2 / genre=melody,for=good-sound:otsu-1,file-piece-id=~,memo=~,session=hour-18,recording-id=~,other=sound:h-7~6~4~3:pitch-Aff;range-chuu-kan / follow+">
            <text:p>:VIDEO / @自室 / 記録 / jap.flute / 演奏、play / R=2 / genre=melody,for=good-sound:otsu-1,file-piece-id=~,memo=~,session=hour-18,recording-id=~,other=sound:h-7~6~4~3:pitch-Aff;range-chuu-kan / follow+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7" office:value-type="string">
            <text:p>2023-06-06_18-29-25_000.mp4</text:p>
          </table:table-cell>
          <table:table-cell table:style-name="ce26" office:value-type="string">
            <text:p>:VIDEO / @自室 / 記録 / jap.flute / 演奏、play / R=1 / genre=melody,for=good-sound:otsu-1,file-piece-id=~,memo=~,session=hour-18,recording-id=~,other=~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VIDEO / @自室 / 記録 / jap.flute / 演奏、play / R=1 / genre=melody,for=good-sound:otsu-1,file-piece-id=~,memo=~,session=hour-18,recording-id=~,other=~ / follow+">
            <text:p>:VIDEO / @自室 / 記録 / jap.flute / 演奏、play / R=1 / genre=melody,for=good-sound:otsu-1,file-piece-id=~,memo=~,session=hour-18,recording-id=~,other=~ / follow+</text:p>
          </table:table-cell>
          <table:table-cell table:style-name="ce10" table:formula="of:=RIGHT([.B13];[.K13])" office:value-type="string" office:string-value="mp4">
            <text:p>mp4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8" office:value-type="string">
            <text:p>2023-06-06_18-38-23_000.mp4</text:p>
          </table:table-cell>
          <table:table-cell table:style-name="ce26" office:value-type="string">
            <text:p>:VIDEO / @自室 / 記録 / jap.flute / 演奏、play / R=2 / genre=melody,for=good-sound:otsu-1,file-piece-id=~,memo=~,session=hour-18,recording-id=~,other=sound:h-7~6~4~3:pitch-Aff;range-chuu-kan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VIDEO / @自室 / 記録 / jap.flute / 演奏、play / R=2 / genre=melody,for=good-sound:otsu-1,file-piece-id=~,memo=~,session=hour-18,recording-id=~,other=sound:h-7~6~4~3:pitch-Aff;range-chuu-kan / follow+">
            <text:p>:VIDEO / @自室 / 記録 / jap.flute / 演奏、play / R=2 / genre=melody,for=good-sound:otsu-1,file-piece-id=~,memo=~,session=hour-18,recording-id=~,other=sound:h-7~6~4~3:pitch-Aff;range-chuu-kan / follow+</text:p>
          </table:table-cell>
          <table:table-cell table:style-name="ce10" table:formula="of:=RIGHT([.B14];[.K14])" office:value-type="string" office:string-value="mp4">
            <text:p>mp4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8" office:value-type="string">
            <text:p>2023-06-06_18-42-03_000.mp4</text:p>
          </table:table-cell>
          <table:table-cell table:style-name="ce26" office:value-type="string">
            <text:p>:VIDEO / @自室 / 記録 / jap.flute / 演奏、play / R=3 / genre=melody,for=sound:h-7~6~4~3:pitch-Aff;range-chuu-kan;sound:h-4:pitch-~;range-chuu-kan,file-piece-id=~,memo=~,session=hour-18,recording-id=~,other=~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VIDEO / @自室 / 記録 / jap.flute / 演奏、play / R=3 / genre=melody,for=sound:h-7~6~4~3:pitch-Aff;range-chuu-kan;sound:h-4:pitch-~;range-chuu-kan,file-piece-id=~,memo=~,session=hour-18,recording-id=~,other=~ / follow+">
            <text:p>:VIDEO / @自室 / 記録 / jap.flute / 演奏、play / R=3 / genre=melody,for=sound:h-7~6~4~3:pitch-Aff;range-chuu-kan;sound:h-4:pitch-~;range-chuu-kan,file-piece-id=~,memo=~,session=hour-18,recording-id=~,other=~ / follow+</text:p>
          </table:table-cell>
          <table:table-cell table:style-name="ce10" table:formula="of:=RIGHT([.B15];[.K15])" office:value-type="string" office:string-value="mp4">
            <text:p>mp4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 office:value-type="string">
            <text:p>2023-06-06_18-46-42_000.mp4</text:p>
          </table:table-cell>
          <table:table-cell table:style-name="ce26" office:value-type="string">
            <text:p>:VIDEO / @自室 / 記録 / jap.flute / 演奏、play / R=4 / genre=tech:trill,for=~,file-piece-id=~,memo=~,session=hour-18,recording-id=~,other=~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VIDEO / @自室 / 記録 / jap.flute / 演奏、play / R=4 / genre=tech:trill,for=~,file-piece-id=~,memo=~,session=hour-18,recording-id=~,other=~ / follow+">
            <text:p>:VIDEO / @自室 / 記録 / jap.flute / 演奏、play / R=4 / genre=tech:trill,for=~,file-piece-id=~,memo=~,session=hour-18,recording-id=~,other=~ / follow+</text:p>
          </table:table-cell>
          <table:table-cell table:style-name="ce10" table:formula="of:=RIGHT([.B16];[.K16])" office:value-type="string" office:string-value="mp4">
            <text:p>mp4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6-07_01-17-29_000.jpg</text:p>
          </table:table-cell>
          <table:table-cell table:style-name="ce26" office:value-type="string">
            <text:p>:PHOTO 記録 / 経過記録；作ったもの / food=焼酎漬け / material=大葉,liquor=麦焼酎：??ml,time=~,container=silver-cap-medium / type=~,other=２日、漬けた。実を取り出し。液のみにして、色が如何様に変化する、しない。知りたい。,occasion=経過観察。,id=2023-06-07_01-17-29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PHOTO 記録 / 経過記録；作ったもの / food=焼酎漬け / material=大葉,liquor=麦焼酎：??ml,time=~,container=silver-cap-medium / type=~,other=２日、漬けた。実を取り出し。液のみにして、色が如何様に変化する、しない。知りたい。,occasion=経過観察。,id=2023-06-07_01-17-29_000.jpg">
            <text:p>:PHOTO 記録 / 経過記録；作ったもの / food=焼酎漬け / material=大葉,liquor=麦焼酎：??ml,time=~,container=silver-cap-medium / type=~,other=２日、漬けた。実を取り出し。液のみにして、色が如何様に変化する、しない。知りたい。,occasion=経過観察。,id=2023-06-07_01-17-29_000.jpg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6-07_01-17-32_000.jpg</text:p>
          </table:table-cell>
          <table:table-cell table:style-name="ce26" office:value-type="string">
            <text:p>:PHOTO 記録 / 経過記録；作ったもの / food=焼酎漬け / material=大葉,liquor=麦焼酎：??ml,time=~,container=silver-cap-medium / type=~,other=２日、漬けた。実を取り出し。液のみにして、色が如何様に変化する、しない。知りたい。初めに使った容器。漬け始めの日時、記銘あり。,occasion=経過観察。,id=2023-06-07_01-17-29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PHOTO 記録 / 経過記録；作ったもの / food=焼酎漬け / material=大葉,liquor=麦焼酎：??ml,time=~,container=silver-cap-medium / type=~,other=２日、漬けた。実を取り出し。液のみにして、色が如何様に変化する、しない。知りたい。初めに使った容器。漬け始めの日時、記銘あり。,occasion=経過観察。,id=2023-06-07_01-17-29_000.jpg">
            <text:p>:PHOTO 記録 / 経過記録；作ったもの / food=焼酎漬け / material=大葉,liquor=麦焼酎：??ml,time=~,container=silver-cap-medium / type=~,other=２日、漬けた。実を取り出し。液のみにして、色が如何様に変化する、しない。知りたい。初めに使った容器。漬け始めの日時、記銘あり。,occasion=経過観察。,id=2023-06-07_01-17-29_000.jpg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6-07_17-22-03_000.jpg</text:p>
          </table:table-cell>
          <table:table-cell table:style-name="ce26" office:value-type="string">
            <text:p>:bookmemo / 読んだ本 / 『微粒子から探る物性七変化』 / 著者=前野昌弘 /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bookmemo / 読んだ本 / 『微粒子から探る物性七変化』 / 著者=前野昌弘 / ">
            <text:p>:bookmemo / 読んだ本 / 『微粒子から探る物性七変化』 / 著者=前野昌弘 / 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8">
            <text:p>1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9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7">2023/06/07</text:date>, <text:time>19:17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07T19:17:28.44</dc:date>
    <dc:creator>iwabuchi ken</dc:creator>
    <meta:editing-duration>P57DT1H33M5S</meta:editing-duration>
    <meta:editing-cycles>18728</meta:editing-cycles>
    <meta:document-statistic meta:table-count="2" meta:cell-count="929" meta:object-count="0"/>
    <meta:user-defined meta:name="qrichtext">1</meta:user-defined>
  </office:meta>
</office:document-meta>
</file>